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Noto Sans" svg:font-family="'Noto Sans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1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paragraph-properties fo:line-height="100%" fo:text-align="end" style:justify-single-word="false" style:writing-mode="rl-tb"/>
      <style:text-properties style:use-window-font-color="true" style:font-name="David CLM" officeooo:rsid="02d00e5f" officeooo:paragraph-rsid="032aa1da" style:font-name-complex="David CLM"/>
    </style:style>
    <style:style style:name="P4" style:family="paragraph" style:parent-style-name="Heading_20_2">
      <style:paragraph-properties fo:line-height="100%" fo:text-align="end" style:justify-single-word="false" style:writing-mode="rl-tb"/>
      <style:text-properties style:use-window-font-color="true" style:font-name="David CLM" style:font-name-complex="David CLM"/>
    </style:style>
    <style:style style:name="P5" style:family="paragraph" style:parent-style-name="Standard">
      <style:paragraph-properties fo:text-align="end" style:justify-single-word="false" style:writing-mode="rl-tb"/>
      <style:text-properties style:use-window-font-color="true" style:font-name="David CLM" officeooo:paragraph-rsid="06f50f70" style:font-name-complex="David CLM"/>
    </style:style>
    <style:style style:name="P6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style:font-size-asian="12pt" style:font-name-complex="David CLM" style:font-size-complex="12pt"/>
    </style:style>
    <style:style style:name="P7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paragraph-rsid="072bfe3c" style:font-size-asian="12pt" style:font-name-complex="David CLM" style:font-size-complex="12pt"/>
    </style:style>
    <style:style style:name="P8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paragraph-rsid="072cdcb0" style:font-size-asian="12pt" style:font-name-complex="David CLM" style:font-size-complex="12pt"/>
    </style:style>
    <style:style style:name="P9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paragraph-rsid="073db4c1" style:font-size-asian="12pt" style:font-name-complex="David CLM" style:font-size-complex="12pt"/>
    </style:style>
    <style:style style:name="P10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paragraph-rsid="0746ebd1" style:font-size-asian="12pt" style:font-name-complex="David CLM" style:font-size-complex="12pt"/>
    </style:style>
    <style:style style:name="P11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paragraph-rsid="0748dc1a" style:font-size-asian="12pt" style:font-name-complex="David CLM" style:font-size-complex="12pt"/>
    </style:style>
    <style:style style:name="P12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paragraph-rsid="074c73f8" style:font-size-asian="12pt" style:font-name-complex="David CLM" style:font-size-complex="12pt"/>
    </style:style>
    <style:style style:name="P13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paragraph-rsid="074f4f25" style:font-size-asian="12pt" style:font-name-complex="David CLM" style:font-size-complex="12pt"/>
    </style:style>
    <style:style style:name="P14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rsid="073919b6" officeooo:paragraph-rsid="073919b6" style:font-size-asian="12pt" style:font-name-complex="David CLM" style:font-size-complex="12pt"/>
    </style:style>
    <style:style style:name="P15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rsid="073f5528" officeooo:paragraph-rsid="073f5528" style:font-size-asian="12pt" style:font-name-complex="David CLM" style:font-size-complex="12pt"/>
    </style:style>
    <style:style style:name="P16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officeooo:rsid="072bfe3c" officeooo:paragraph-rsid="072bfe3c" style:font-size-asian="12pt" style:font-name-complex="David CLM" style:font-size-complex="12pt"/>
    </style:style>
    <style:style style:name="P17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font-name="David CLM" fo:font-size="12pt" fo:font-style="italic" style:font-size-asian="12pt" style:font-style-asian="italic" style:font-name-complex="David CLM" style:font-size-complex="12pt"/>
    </style:style>
    <style:style style:name="P18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text-position="3% 100%" style:font-name="David CLM" fo:font-size="12pt" fo:font-weight="bold" officeooo:rsid="073874ba" officeooo:paragraph-rsid="073874ba" style:font-size-asian="12pt" style:font-weight-asian="bold" style:font-name-complex="David CLM" style:font-size-complex="12pt"/>
    </style:style>
    <style:style style:name="P19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436bd9" style:letter-kerning="true" style:font-size-asian="12pt" style:font-style-asian="italic" style:font-weight-asian="normal" style:font-name-complex="David CLM" style:font-size-complex="12pt" style:text-emphasize="none"/>
    </style:style>
    <style:style style:name="P20" style:family="paragraph" style:parent-style-name="Standard">
      <style:paragraph-properties fo:margin-left="0in" fo:margin-right="0in" style:line-height-at-least="0.139in" fo:text-align="end" style:justify-single-word="false" fo:text-indent="0in" style:auto-text-indent="false" style:writing-mode="rl-tb"/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1e949d" officeooo:paragraph-rsid="072bfe3c" style:letter-kerning="true" style:font-size-asian="12pt" style:font-style-asian="italic" style:font-weight-asian="normal" style:font-name-complex="David CLM" style:font-size-complex="12pt" style:text-emphasize="none"/>
    </style:style>
    <style:style style:name="P21" style:family="paragraph" style:parent-style-name="Default">
      <style:paragraph-properties fo:margin-left="0in" fo:margin-right="0in" style:line-height-at-least="0.139in" fo:text-align="center" style:justify-single-word="false" fo:text-indent="0in" style:auto-text-indent="false" style:writing-mode="lr-tb"/>
      <style:text-properties style:use-window-font-color="true" style:font-name="David CLM" fo:font-size="12pt" officeooo:rsid="0743e2bc" officeooo:paragraph-rsid="0743e2bc" style:font-size-asian="12pt" style:font-name-complex="David CLM" style:font-size-complex="12pt"/>
    </style:style>
    <style:style style:name="P22" style:family="paragraph" style:parent-style-name="Default">
      <style:paragraph-properties fo:margin-left="0in" fo:margin-right="0in" style:line-height-at-least="0.139in" fo:text-align="end" style:justify-single-word="false" fo:text-indent="0in" style:auto-text-indent="false" fo:padding-left="0in" fo:padding-right="0in" fo:padding-top="0in" fo:padding-bottom="0.0291in" fo:border-left="none" fo:border-right="none" fo:border-top="none" fo:border-bottom="0.06pt solid #000000" style:writing-mode="rl-tb" style:join-border="false"/>
      <style:text-properties style:use-window-font-color="true" style:font-name="David CLM" fo:font-size="12pt" fo:font-style="italic" fo:font-weight="bold" officeooo:paragraph-rsid="073db4c1" style:font-size-asian="12pt" style:font-style-asian="italic" style:font-weight-asian="bold" style:font-name-complex="David CLM" style:font-size-complex="12pt" style:font-style-complex="italic"/>
    </style:style>
    <style:style style:name="P23" style:family="paragraph" style:parent-style-name="Default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e949d" officeooo:paragraph-rsid="071fd38a" style:letter-kerning="true" style:font-size-asian="12pt" style:font-style-asian="italic" style:font-weight-asian="normal" style:font-name-complex="David CLM" style:font-size-complex="12pt" style:text-emphasize="none"/>
    </style:style>
    <style:style style:name="P24" style:family="paragraph" style:parent-style-name="Default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e949d" officeooo:paragraph-rsid="071e949d" style:letter-kerning="true" style:font-size-asian="12pt" style:font-style-asian="italic" style:font-weight-asian="normal" style:font-name-complex="David CLM" style:font-size-complex="12pt" style:text-emphasize="none"/>
    </style:style>
    <style:style style:name="P25" style:family="paragraph" style:parent-style-name="Default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e949d" officeooo:paragraph-rsid="073c66ec" style:letter-kerning="true" style:font-size-asian="12pt" style:font-style-asian="italic" style:font-weight-asian="normal" style:font-name-complex="David CLM" style:font-size-complex="12pt" style:text-emphasize="none"/>
    </style:style>
    <style:style style:name="P26" style:family="paragraph" style:parent-style-name="Default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436bd9" officeooo:paragraph-rsid="07436bd9" style:letter-kerning="true" style:font-size-asian="12pt" style:font-style-asian="italic" style:font-weight-asian="normal" style:font-name-complex="David CLM" style:font-size-complex="12pt" style:text-emphasize="none"/>
    </style:style>
    <style:style style:name="P27" style:family="paragraph" style:parent-style-name="Default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font-name="David CLM" fo:font-size="12pt" officeooo:paragraph-rsid="071e949d" style:font-size-asian="12pt" style:font-name-complex="David CLM" style:font-size-complex="12pt"/>
    </style:style>
    <style:style style:name="P28" style:family="paragraph" style:parent-style-name="Default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font-name="David CLM" fo:font-size="12pt" officeooo:paragraph-rsid="07436bd9" style:font-size-asian="12pt" style:font-name-complex="David CLM" style:font-size-complex="12pt"/>
    </style:style>
    <style:style style:name="P29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78c0c" officeooo:paragraph-rsid="07265257" style:letter-kerning="true" style:font-size-asian="12pt" style:font-style-asian="italic" style:font-weight-asian="normal" style:font-name-complex="David CLM" style:font-size-complex="12pt" style:text-emphasize="none"/>
    </style:style>
    <style:style style:name="P30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7fb83" officeooo:paragraph-rsid="0717fb83" style:letter-kerning="true" style:font-size-asian="12pt" style:font-style-asian="italic" style:font-weight-asian="normal" style:font-name-complex="David CLM" style:font-size-complex="12pt" style:text-emphasize="none"/>
    </style:style>
    <style:style style:name="P31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e949d" officeooo:paragraph-rsid="071fd38a" style:letter-kerning="true" style:font-size-asian="12pt" style:font-style-asian="italic" style:font-weight-asian="normal" style:font-name-complex="David CLM" style:font-size-complex="12pt" style:text-emphasize="none"/>
    </style:style>
    <style:style style:name="P32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2a3ba7" officeooo:paragraph-rsid="072a3ba7" style:letter-kerning="true" style:font-size-asian="12pt" style:font-style-asian="italic" style:font-weight-asian="normal" style:font-name-complex="David CLM" style:font-size-complex="12pt" style:text-emphasize="none"/>
    </style:style>
    <style:style style:name="P33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1d1868" officeooo:paragraph-rsid="071d1868" style:letter-kerning="true" style:font-size-asian="12pt" style:font-style-asian="italic" style:font-weight-asian="normal" style:font-name-complex="David CLM" style:font-size-complex="12pt" style:text-emphasize="none"/>
    </style:style>
    <style:style style:name="P34" style:family="paragraph" style:parent-style-name="Standard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426162" officeooo:paragraph-rsid="07426162" style:letter-kerning="true" style:font-size-asian="12pt" style:font-style-asian="italic" style:font-weight-asian="normal" style:font-name-complex="David CLM" style:font-size-complex="12pt" style:text-emphasize="none"/>
    </style:style>
    <style:style style:name="P35" style:family="paragraph" style:parent-style-name="Standard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426162" officeooo:paragraph-rsid="07426162" style:letter-kerning="true" style:font-size-asian="12pt" style:font-style-asian="italic" style:font-weight-asian="normal" style:font-name-complex="David CLM" style:font-size-complex="12pt" style:text-emphasize="none"/>
    </style:style>
    <style:style style:name="P36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style:use-window-font-color="true" style:font-name="David CLM" officeooo:paragraph-rsid="06f22ffe" style:font-name-complex="David CLM"/>
    </style:style>
    <style:style style:name="P37" style:family="paragraph" style:parent-style-name="Text_20_body">
      <style:paragraph-properties fo:margin-top="0.1173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22d525" officeooo:paragraph-rsid="07281164" style:letter-kerning="true" style:font-size-asian="12pt" style:font-style-asian="italic" style:font-weight-asian="normal" style:font-name-complex="David CLM" style:font-size-complex="12pt" style:text-emphasize="none"/>
    </style:style>
    <style:style style:name="P38" style:family="paragraph" style:parent-style-name="Text_20_body">
      <style:paragraph-properties fo:margin-top="0.1173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281164" officeooo:paragraph-rsid="07281164" style:letter-kerning="true" style:font-size-asian="12pt" style:font-style-asian="italic" style:font-weight-asian="normal" style:font-name-complex="David CLM" style:font-size-complex="12pt" style:text-emphasize="none"/>
    </style:style>
    <style:style style:name="P39" style:family="paragraph" style:parent-style-name="Text_20_body" style:list-style-name="L1">
      <style:paragraph-properties fo:margin-top="0.0398in" fo:margin-bottom="0.0398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text-position="9% 100%" style:font-name="David CLM" fo:font-size="12pt" fo:language="en" fo:country="US" fo:font-style="italic" fo:text-shadow="none" style:text-underline-style="none" fo:font-weight="normal" officeooo:rsid="07178c0c" officeooo:paragraph-rsid="07178c0c" style:letter-kerning="true" style:font-size-asian="12pt" style:font-style-asian="italic" style:font-weight-asian="normal" style:font-name-complex="David CLM" style:font-size-complex="12pt" style:text-emphasize="none"/>
    </style:style>
    <style:style style:name="P40" style:family="paragraph" style:parent-style-name="Text_20_body" style:list-style-name="L1">
      <style:paragraph-properties fo:margin-top="0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178c0c" officeooo:paragraph-rsid="07178c0c" style:letter-kerning="true" style:font-size-asian="12pt" style:font-style-asian="italic" style:font-weight-asian="normal" style:font-name-complex="David CLM" style:font-size-complex="12pt" style:text-emphasize="none"/>
    </style:style>
    <style:style style:name="P41" style:family="paragraph" style:parent-style-name="Text_20_body" style:list-style-name="L6">
      <style:paragraph-properties fo:line-height="100%" fo:text-align="end" style:justify-single-word="false" style:writing-mode="rl-tb"/>
      <style:text-properties officeooo:paragraph-rsid="0710bb0a"/>
    </style:style>
    <style:style style:name="P42" style:family="paragraph" style:parent-style-name="Text_20_body" style:list-style-name="L6">
      <style:paragraph-properties fo:line-height="100%" fo:text-align="end" style:justify-single-word="false" style:writing-mode="rl-tb"/>
      <style:text-properties officeooo:paragraph-rsid="071909aa"/>
    </style:style>
    <style:style style:name="P43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52805d" officeooo:paragraph-rsid="0752805d" style:letter-kerning="true" style:font-size-asian="12pt" style:font-style-asian="italic" style:font-weight-asian="normal" style:font-name-complex="David CLM" style:font-size-complex="12pt" style:text-emphasize="none"/>
    </style:style>
    <style:style style:name="P44" style:family="paragraph" style:parent-style-name="Text_20_body">
      <style:paragraph-properties fo:margin-top="0.078in" fo:margin-bottom="0in" loext:contextual-spacing="false" fo:line-height="100%" fo:text-align="end" style:justify-single-word="false" style:writing-mode="rl-tb"/>
      <style:text-properties style:use-window-font-color="true" style:text-outline="false" style:text-line-through-style="none" style:text-line-through-type="none" style:font-name="David CLM" fo:font-size="12pt" fo:font-style="italic" fo:text-shadow="none" style:text-underline-style="none" fo:font-weight="normal" officeooo:rsid="0752805d" officeooo:paragraph-rsid="0752805d" style:letter-kerning="true" style:font-size-asian="12pt" style:font-style-asian="italic" style:font-weight-asian="normal" style:font-name-complex="David CLM" style:font-size-complex="12pt" style:font-weight-complex="normal" style:text-emphasize="none"/>
    </style:style>
    <style:style style:name="P45" style:family="paragraph" style:parent-style-name="Heading_20_1">
      <style:paragraph-properties fo:margin-top="0.1965in" fo:margin-bottom="0in" loext:contextual-spacing="false" fo:line-height="100%" fo:text-align="end" style:justify-single-word="false" style:writing-mode="rl-tb"/>
      <style:text-properties style:use-window-font-color="true" style:font-name="David CLM" officeooo:rsid="0710bb0a" officeooo:paragraph-rsid="0710bb0a" style:font-name-complex="David CLM"/>
    </style:style>
    <style:style style:name="P46" style:family="paragraph" style:parent-style-name="Default" style:list-style-name="L2">
      <style:paragraph-properties style:line-height-at-least="0.139in" fo:text-align="end" style:justify-single-word="false" style:writing-mode="rl-tb"/>
      <style:text-properties officeooo:paragraph-rsid="072a3ba7"/>
    </style:style>
    <style:style style:name="P47" style:family="paragraph" style:parent-style-name="Default" style:list-style-name="L3">
      <style:paragraph-properties style:line-height-at-least="0.139in" fo:text-align="end" style:justify-single-word="false" style:writing-mode="rl-tb"/>
    </style:style>
    <style:style style:name="P48" style:family="paragraph" style:parent-style-name="Default" style:list-style-name="L4">
      <style:paragraph-properties style:line-height-at-least="0.139in" fo:text-align="end" style:justify-single-word="false" style:writing-mode="rl-tb"/>
      <style:text-properties officeooo:paragraph-rsid="07410ca4"/>
    </style:style>
    <style:style style:name="P49" style:family="paragraph" style:parent-style-name="Default" style:list-style-name="L5">
      <style:paragraph-properties style:line-height-at-least="0.139in" fo:text-align="end" style:justify-single-word="false" style:writing-mode="rl-tb"/>
      <style:text-properties officeooo:paragraph-rsid="0748dc1a"/>
    </style:style>
    <style:style style:name="P50" style:family="paragraph" style:parent-style-name="Default" style:list-style-name="L4">
      <style:paragraph-properties style:line-height-at-least="0.139in" fo:text-align="end" style:justify-single-word="false" style:writing-mode="rl-tb"/>
      <style:text-properties style:use-window-font-color="true" style:font-name="David CLM" fo:font-size="12pt" officeooo:paragraph-rsid="07410ca4" style:font-size-asian="12pt" style:font-name-complex="David CLM" style:font-size-complex="12pt"/>
    </style:style>
    <style:style style:name="P51" style:family="paragraph" style:parent-style-name="Default" style:list-style-name="L4">
      <style:paragraph-properties style:line-height-at-least="0.139in" fo:text-align="end" style:justify-single-word="false" fo:padding-left="0in" fo:padding-right="0in" fo:padding-top="0in" fo:padding-bottom="0.0291in" fo:border-left="none" fo:border-right="none" fo:border-top="none" fo:border-bottom="0.06pt solid #000000" style:writing-mode="rl-tb" style:join-border="false"/>
      <style:text-properties officeooo:paragraph-rsid="07410ca4"/>
    </style:style>
    <style:style style:name="P52" style:family="paragraph" style:parent-style-name="Heading_20_3" style:list-style-name="L6">
      <style:paragraph-properties fo:line-height="100%" fo:text-align="start" style:justify-single-word="false" style:writing-mode="lr-tb"/>
      <style:text-properties officeooo:paragraph-rsid="0710bb0a"/>
    </style:style>
    <style:style style:name="T1" style:family="text">
      <style:text-properties style:text-position="9% 100%"/>
    </style:style>
    <style:style style:name="T2" style:family="text">
      <style:text-properties style:text-position="9% 100%" fo:font-weight="bold" style:font-weight-asian="bold" style:font-weight-complex="bold"/>
    </style:style>
    <style:style style:name="T3" style:family="text">
      <style:text-properties style:text-position="9% 100%" fo:font-weight="bold" officeooo:rsid="0714aa1b" style:font-weight-asian="bold" style:font-weight-complex="bold"/>
    </style:style>
    <style:style style:name="T4" style:family="text">
      <style:text-properties style:text-position="9% 100%" fo:font-weight="bold" officeooo:rsid="07133666" style:font-weight-asian="bold" style:font-weight-complex="bold"/>
    </style:style>
    <style:style style:name="T5" style:family="text">
      <style:text-properties style:text-position="9% 100%" fo:language="en" fo:country="US"/>
    </style:style>
    <style:style style:name="T6" style:family="text">
      <style:text-properties style:text-position="9% 100%" fo:language="en" fo:country="US" officeooo:rsid="07163647"/>
    </style:style>
    <style:style style:name="T7" style:family="text">
      <style:text-properties style:text-position="9% 100%" fo:language="en" fo:country="US" officeooo:rsid="0717a53e"/>
    </style:style>
    <style:style style:name="T8" style:family="text">
      <style:text-properties style:text-position="9% 100%" fo:language="en" fo:country="US" officeooo:rsid="0717fb83"/>
    </style:style>
    <style:style style:name="T9" style:family="text">
      <style:text-properties style:text-position="9% 100%" fo:language="en" fo:country="US" officeooo:rsid="071f39d9"/>
    </style:style>
    <style:style style:name="T10" style:family="text">
      <style:text-properties style:text-position="9% 100%" fo:language="en" fo:country="US" officeooo:rsid="071fd38a"/>
    </style:style>
    <style:style style:name="T11" style:family="text">
      <style:text-properties style:text-position="9% 100%" fo:language="en" fo:country="US" officeooo:rsid="0720b5a2"/>
    </style:style>
    <style:style style:name="T12" style:family="text">
      <style:text-properties style:text-position="9% 100%" fo:language="en" fo:country="US" officeooo:rsid="0721f57e"/>
    </style:style>
    <style:style style:name="T13" style:family="text">
      <style:text-properties style:text-position="9% 100%" fo:language="en" fo:country="US" officeooo:rsid="07230666"/>
    </style:style>
    <style:style style:name="T14" style:family="text">
      <style:text-properties style:text-position="9% 100%" fo:language="en" fo:country="US" officeooo:rsid="07230666" style:font-style-complex="italic"/>
    </style:style>
    <style:style style:name="T15" style:family="text">
      <style:text-properties style:text-position="9% 100%" fo:language="en" fo:country="US" officeooo:rsid="07178c0c"/>
    </style:style>
    <style:style style:name="T16" style:family="text">
      <style:text-properties style:text-position="9% 100%" fo:language="en" fo:country="US" officeooo:rsid="0728efe4"/>
    </style:style>
    <style:style style:name="T17" style:family="text">
      <style:text-properties style:text-position="9% 100%" fo:language="en" fo:country="US" officeooo:rsid="072a3ba7"/>
    </style:style>
    <style:style style:name="T18" style:family="text">
      <style:text-properties style:text-position="9% 100%" fo:language="en" fo:country="US" officeooo:rsid="072eb447"/>
    </style:style>
    <style:style style:name="T19" style:family="text">
      <style:text-properties style:text-position="9% 100%" fo:language="en" fo:country="US" officeooo:rsid="0730559f"/>
    </style:style>
    <style:style style:name="T20" style:family="text">
      <style:text-properties style:text-position="9% 100%" fo:language="en" fo:country="US" officeooo:rsid="07321d45"/>
    </style:style>
    <style:style style:name="T21" style:family="text">
      <style:text-properties style:text-position="9% 100%" fo:language="en" fo:country="US" officeooo:rsid="0733ab4e"/>
    </style:style>
    <style:style style:name="T22" style:family="text">
      <style:text-properties style:text-position="9% 100%" fo:language="en" fo:country="US" officeooo:rsid="07342da4"/>
    </style:style>
    <style:style style:name="T23" style:family="text">
      <style:text-properties style:text-position="9% 100%" fo:language="en" fo:country="US" officeooo:rsid="07426162"/>
    </style:style>
    <style:style style:name="T24" style:family="text">
      <style:text-properties style:text-position="9% 100%" fo:language="en" fo:country="US" officeooo:rsid="0741927c"/>
    </style:style>
    <style:style style:name="T25" style:family="text">
      <style:text-properties style:text-position="9% 100%" fo:language="en" fo:country="US" fo:font-weight="bold" officeooo:rsid="07436bd9" style:font-weight-asian="bold" style:font-weight-complex="bold"/>
    </style:style>
    <style:style style:name="T26" style:family="text">
      <style:text-properties style:text-position="9% 100%" fo:language="en" fo:country="US" officeooo:rsid="07133666"/>
    </style:style>
    <style:style style:name="T27" style:family="text">
      <style:text-properties style:text-position="9% 100%" fo:language="en" fo:country="US" officeooo:rsid="07543f02"/>
    </style:style>
    <style:style style:name="T28" style:family="text">
      <style:text-properties style:text-position="9% 100%" officeooo:rsid="0714aa1b"/>
    </style:style>
    <style:style style:name="T29" style:family="text">
      <style:text-properties style:text-position="9% 100%" officeooo:rsid="07133666"/>
    </style:style>
    <style:style style:name="T30" style:family="text">
      <style:text-properties style:text-position="9% 100%" style:font-weight-complex="normal"/>
    </style:style>
    <style:style style:name="T31" style:family="text">
      <style:text-properties style:use-window-font-color="true" style:font-name="David CLM" officeooo:rsid="0710bb0a" style:font-name-complex="David CLM"/>
    </style:style>
    <style:style style:name="T32" style:family="text">
      <style:text-properties style:use-window-font-color="true" style:font-name="David CLM" officeooo:rsid="071909aa" style:font-name-complex="David CLM"/>
    </style:style>
    <style:style style:name="T33" style:family="text">
      <style:text-properties style:use-window-font-color="true" style:font-name="David CLM" fo:font-size="12pt" fo:font-weight="normal" officeooo:rsid="0710bb0a" style:font-size-asian="12pt" style:font-weight-asian="normal" style:font-name-complex="David CLM" style:font-size-complex="12pt" style:font-weight-complex="normal"/>
    </style:style>
    <style:style style:name="T34" style:family="text">
      <style:text-properties style:use-window-font-color="true" style:font-name="David CLM" fo:font-size="12pt" style:font-size-asian="12pt" style:font-name-complex="David CLM" style:font-size-complex="12pt"/>
    </style:style>
    <style:style style:name="T35" style:family="text">
      <style:text-properties style:use-window-font-color="true" style:font-name="David CLM" fo:font-size="12pt" officeooo:rsid="0748dc1a" style:font-size-asian="12pt" style:font-name-complex="David CLM" style:font-size-complex="12pt"/>
    </style:style>
    <style:style style:name="T36" style:family="text">
      <style:text-properties style:use-window-font-color="true" style:font-name="David CLM" fo:font-size="12pt" officeooo:rsid="074f4f25" style:font-size-asian="12pt" style:font-name-complex="David CLM" style:font-size-complex="12pt"/>
    </style:style>
    <style:style style:name="T37" style:family="text">
      <style:text-properties style:use-window-font-color="true" style:font-name="David CLM" fo:font-size="12pt" fo:font-style="italic" style:font-size-asian="12pt" style:font-style-asian="italic" style:font-name-complex="David CLM" style:font-size-complex="12pt"/>
    </style:style>
    <style:style style:name="T38" style:family="text">
      <style:text-properties style:use-window-font-color="true" style:font-name="David CLM" fo:font-size="12pt" fo:font-style="italic" officeooo:rsid="0748dc1a" style:font-size-asian="12pt" style:font-style-asian="italic" style:font-name-complex="David CLM" style:font-size-complex="12pt"/>
    </style:style>
    <style:style style:name="T39" style:family="text">
      <style:text-properties officeooo:rsid="0714aa1b"/>
    </style:style>
    <style:style style:name="T40" style:family="text">
      <style:text-properties fo:font-weight="bold" style:font-weight-asian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7436bd9" style:font-weight-asian="bold" style:font-weight-complex="bold"/>
    </style:style>
    <style:style style:name="T43" style:family="text">
      <style:text-properties fo:font-weight="bold" officeooo:rsid="072a3ba7" style:font-weight-asian="bold"/>
    </style:style>
    <style:style style:name="T44" style:family="text">
      <style:text-properties fo:font-style="italic" style:font-style-asian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74f4f25" style:font-style-asian="italic" style:font-style-complex="italic"/>
    </style:style>
    <style:style style:name="T47" style:family="text">
      <style:text-properties fo:font-style="italic" officeooo:rsid="0739a64e" style:font-style-asian="italic"/>
    </style:style>
    <style:style style:name="T48" style:family="text">
      <style:text-properties fo:font-style="italic" officeooo:rsid="073b456d" style:font-style-asian="italic"/>
    </style:style>
    <style:style style:name="T49" style:family="text">
      <style:text-properties fo:font-style="italic" officeooo:rsid="073b9c85" style:font-style-asian="italic"/>
    </style:style>
    <style:style style:name="T50" style:family="text">
      <style:text-properties fo:font-style="italic" officeooo:rsid="07436bd9" style:font-style-asian="italic"/>
    </style:style>
    <style:style style:name="T51" style:family="text">
      <style:text-properties fo:font-style="italic" officeooo:rsid="0746ebd1" style:font-style-asian="italic"/>
    </style:style>
    <style:style style:name="T52" style:family="text">
      <style:text-properties fo:font-style="italic" officeooo:rsid="0748dc1a" style:font-style-asian="italic"/>
    </style:style>
    <style:style style:name="T53" style:family="text">
      <style:text-properties fo:font-style="italic" officeooo:rsid="074a29e3" style:font-style-asian="italic"/>
    </style:style>
    <style:style style:name="T54" style:family="text">
      <style:text-properties fo:font-style="italic" officeooo:rsid="074c73f8" style:font-style-asian="italic"/>
    </style:style>
    <style:style style:name="T55" style:family="text">
      <style:text-properties fo:font-style="italic" officeooo:rsid="074f4f25" style:font-style-asian="italic"/>
    </style:style>
    <style:style style:name="T56" style:family="text">
      <style:text-properties fo:font-style="italic" fo:font-weight="bold" style:font-style-asian="italic" style:font-weight-asian="bold" style:font-style-complex="italic"/>
    </style:style>
    <style:style style:name="T57" style:family="text">
      <style:text-properties style:text-position="3% 100%" fo:language="en" fo:country="US" fo:font-weight="bold" officeooo:rsid="072a3ba7" style:font-weight-asian="bold" style:font-weight-complex="bold"/>
    </style:style>
    <style:style style:name="T58" style:family="text">
      <style:text-properties style:text-position="3% 100%" fo:font-weight="bold" officeooo:rsid="072bfe3c" style:font-weight-asian="bold" style:font-weight-complex="bold"/>
    </style:style>
    <style:style style:name="T59" style:family="text">
      <style:text-properties style:text-position="31% 100%" fo:font-style="italic" style:font-style-asian="italic"/>
    </style:style>
    <style:style style:name="T60" style:family="text">
      <style:text-properties style:text-position="4% 100%" fo:language="en" fo:country="US" fo:font-weight="bold" style:font-weight-asian="bold" style:font-weight-complex="bold"/>
    </style:style>
    <style:style style:name="T61" style:family="text">
      <style:text-properties officeooo:rsid="072cdcb0"/>
    </style:style>
    <style:style style:name="T62" style:family="text">
      <style:text-properties style:font-style-complex="italic"/>
    </style:style>
    <style:style style:name="T63" style:family="text">
      <style:text-properties style:font-style-complex="italic" style:font-weight-complex="normal"/>
    </style:style>
    <style:style style:name="T64" style:family="text">
      <style:text-properties officeooo:rsid="0736e6ca"/>
    </style:style>
    <style:style style:name="T65" style:family="text">
      <style:text-properties officeooo:rsid="07372fe9"/>
    </style:style>
    <style:style style:name="T66" style:family="text">
      <style:text-properties officeooo:rsid="073799b0"/>
    </style:style>
    <style:style style:name="T67" style:family="text">
      <style:text-properties fo:font-style="normal" fo:font-weight="bold" style:font-style-asian="normal" style:font-weight-asian="bold" style:font-style-complex="normal"/>
    </style:style>
    <style:style style:name="T68" style:family="text">
      <style:text-properties officeooo:rsid="073c66ec"/>
    </style:style>
    <style:style style:name="T69" style:family="text">
      <style:text-properties style:text-outline="false" style:text-line-through-style="none" style:text-line-through-type="none" style:text-position="9% 100%" fo:language="en" fo:country="US" fo:font-style="italic" fo:text-shadow="none" style:text-underline-style="none" fo:font-weight="normal" officeooo:rsid="07436bd9" style:letter-kerning="true" style:font-style-asian="italic" style:font-weight-asian="normal" style:text-emphasize="none"/>
    </style:style>
    <style:style style:name="T70" style:family="text">
      <style:text-properties style:text-outline="false" style:text-line-through-style="none" style:text-line-through-type="none" style:text-position="4% 100%" fo:language="en" fo:country="US" fo:font-style="italic" fo:text-shadow="none" style:text-underline-style="none" fo:font-weight="bold" officeooo:rsid="071e949d" style:letter-kerning="true" style:font-style-asian="italic" style:font-weight-asian="bold" style:text-emphasize="none"/>
    </style:style>
    <style:style style:name="T71" style:family="text">
      <style:text-properties style:text-outline="false" style:text-line-through-style="none" style:text-line-through-type="none" fo:font-style="italic" fo:text-shadow="none" style:text-underline-style="none" fo:font-weight="bold" officeooo:rsid="071e949d" style:letter-kerning="true" style:font-style-asian="italic" style:font-weight-asian="bold" style:text-emphasize="none"/>
    </style:style>
    <style:style style:name="T72" style:family="text">
      <style:text-properties style:text-outline="false" style:text-line-through-style="none" style:text-line-through-type="none" fo:font-style="italic" fo:text-shadow="none" style:text-underline-style="none" fo:font-weight="bold" officeooo:rsid="07436bd9" style:letter-kerning="true" style:font-style-asian="italic" style:font-weight-asian="bold" style:text-emphasize="none"/>
    </style:style>
    <style:style style:name="T73" style:family="text">
      <style:text-properties style:text-outline="false" style:text-line-through-style="none" style:text-line-through-type="none" fo:font-style="italic" fo:text-shadow="none" style:text-underline-style="none" fo:font-weight="normal" officeooo:rsid="071e949d" style:letter-kerning="true" style:font-style-asian="italic" style:font-weight-asian="normal" style:text-emphasize="none"/>
    </style:style>
    <style:style style:name="T74" style:family="text">
      <style:text-properties style:text-outline="false" style:text-line-through-style="none" style:text-line-through-type="none" fo:font-style="italic" fo:text-shadow="none" style:text-underline-style="none" fo:font-weight="normal" officeooo:rsid="07436bd9" style:letter-kerning="true" style:font-style-asian="italic" style:font-weight-asian="normal" style:text-emphasize="none"/>
    </style:style>
    <style:style style:name="T75" style:family="text">
      <style:text-properties style:text-outline="false" style:text-line-through-style="none" style:text-line-through-type="none" style:text-position="31% 100%" fo:font-style="italic" fo:text-shadow="none" style:text-underline-style="none" fo:font-weight="normal" officeooo:rsid="071e949d" style:letter-kerning="true" style:font-style-asian="italic" style:font-weight-asian="normal" style:text-emphasize="none"/>
    </style:style>
    <style:style style:name="T76" style:family="text">
      <style:text-properties fo:font-size="12pt" fo:font-weight="normal" style:font-size-asian="12pt" style:font-weight-asian="normal" style:font-size-complex="12pt" style:font-weight-complex="normal"/>
    </style:style>
    <style:style style:name="T77" style:family="text">
      <style:text-properties officeooo:rsid="074ba80f"/>
    </style:style>
    <style:style style:name="T78" style:family="text">
      <style:text-properties officeooo:rsid="074c73f8"/>
    </style:style>
    <style:style style:name="T79" style:family="text">
      <style:text-properties officeooo:rsid="074f4f25"/>
    </style:style>
    <style:style style:name="T80" style:family="text">
      <style:text-properties officeooo:rsid="074f9593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83in" fo:text-indent="-0.25in" fo:margin-left="0.5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83in" fo:text-indent="-0.25in" fo:margin-left="0.8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83in" fo:text-indent="-0.25in" fo:margin-left="1.0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83in" fo:text-indent="-0.25in" fo:margin-left="1.3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83in" fo:text-indent="-0.25in" fo:margin-left="1.5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83in" fo:text-indent="-0.25in" fo:margin-left="1.8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83in" fo:text-indent="-0.25in" fo:margin-left="2.0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83in" fo:text-indent="-0.25in" fo:margin-left="2.3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83in" fo:text-indent="-0.25in" fo:margin-left="2.5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83in" fo:text-indent="-0.25in" fo:margin-left="2.8083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5" text:outline-level="1">תקצ<text:span text:style-name="T39">ו</text:span>ב השתתפותי</text:h>
      <text:p text:style-name="P44"><text:span text:style-name="T1">בימי התנ"ך, לפני שהיה מלך בישראל, השימוש בכספי המיסים היה נתון לבחירתם של האזרחים. כל אדם מישראל היה חייב לתת תרומה מהיבול לכהן, אבל יכל להחליט בעצמו לאיזה כהן לתת; כל אדם מישראל היה חייב לתת מעשר מהיבול ללוי, אבל יכל להחליט בעצמו לאיזה לוי לתת; כל אדם מישראל היה חייב לתת צדקה לעניים, אבל יכל להחליט בעצמו לאיזה עניים לתת.</text:span></text:p>
      <text:p text:style-name="P44"><text:span text:style-name="T1">מאז עברו הרבה שנים, ובימינו הקשר בין המיסים שאנחנו משלמים לבין מה שהממשלה/העירייה עושה בהם הוא די רופף. יש תקציב, והתקציב אמור לקבל רוב קולות בכנסת, אבל לאזרח הפשוט כמעט ואין אפשרות להשפיע על סעיפים מסויימים בתקציב.</text:span></text:p>
      <text:p text:style-name="P43"><text:span text:style-name="T30">בשנים האחרונות ישנם ניסיונות לשנות את המצב – בינתיים רק ברמה העירונית.</text:span></text:p>
      <text:p text:style-name="P43"><text:span text:style-name="T4">ת</text:span><text:span text:style-name="T3">ִּ</text:span><text:span text:style-name="T4">ק</text:span><text:span text:style-name="T3">ְ</text:span><text:span text:style-name="T4">צ</text:span><text:span text:style-name="T3">וּ</text:span><text:span text:style-name="T4">ב השתתפותי</text:span><text:span text:style-name="T29"> </text:span><text:span text:style-name="T28">(participatory budgeting) </text:span><text:span text:style-name="T29">הוא תהליך שבו האזרחים משתתפים </text:span><text:span text:style-name="T1">באופן פעיל בקביעת סעיפי </text:span><text:span text:style-name="T26">התקציב. <text:s/></text:span><text:span text:style-name="T6">התהליך בוצע לראשונה במספר ערים בברזיל לפני כ-30 שנה, והתפשט מאז לאלפי ערים נוספות ברחבי העולם. <text:s text:c="2"/>הרעיון הוא, שהעירייה מקדישה </text:span><text:span text:style-name="T19">סכום-כסף מסויים מהתקציב </text:span><text:span text:style-name="T6">העירוני לכמה פרוייקטים שהיא שוקלת לבצע, אבל במקום שחברי מועצת העיר יחליטו מה לבצע ומה לא – הם מאפשרים לאזרחים לבחור. כל אזרח מקבל בקלפי רשימה של פריטי-התקציב העומדים להצבעה, עם תיאור של כל פריט והעלות של כל פריט. כל אזרח מצביע בעד פריט אחד או יותר שהוא תומך בו. בהתאם להצבעות, בוחרים תת-קבוצה של הפריטים, שהעלות הכוללת שלהם קטנה או שווה </text:span><text:span text:style-name="T20">מהסכום הקצוב</text:span><text:span text:style-name="T6">.</text:span></text:p>
      <text:p text:style-name="P37"><text:span text:style-name="T6">הרעיון מאד יפה, ויש מקום לקוות שהוא יגיע גם לישראל – בשלב ראשון ליישובים קטנים ובשלב הבא לערים גדולות יותר, ואולי מתישהו גם לתקציב הממשלתי. <text:s/></text:span><text:span text:style-name="T13">אבל יש בו כמה בעיות המונעות ממנו להתקבל באופן נרחב יותר, ואחת הבעיות העיקריות היא </text:span><text:span text:style-name="T14">בעיית ההגינות</text:span><text:span text:style-name="T13">. </text:span></text:p>
      <text:p text:style-name="P38"><text:span text:style-name="T13">כ</text:span><text:span text:style-name="T5">די להסביר את הבעיה, נסביר קודם </text:span><text:span text:style-name="T6">א</text:span><text:span text:style-name="T15">יך בדיוק </text:span><text:span text:style-name="T27">בוחרים </text:span><text:span text:style-name="T15">את הפריטים לביצוע. האלגוריתם המקובל כיום הוא:</text:span></text:p>
      <text:list xml:id="list71617760" text:style-name="L1">
        <text:list-item>
          <text:p text:style-name="P39">מסדרים את הפריטים בסדר יורד של מספר הקולות שקיבלו;</text:p>
        </text:list-item>
        <text:list-item>
          <text:p text:style-name="P40"><text:span text:style-name="T5">בוחרים פריטים לפי הסדר, עד </text:span><text:span text:style-name="T18">שמגיעים </text:span><text:span text:style-name="T20">לסכום הקצוב</text:span><text:span text:style-name="T5">.</text:span></text:p>
        </text:list-item>
      </text:list>
      <text:p text:style-name="P29"><text:span text:style-name="T6">זה מאד דומה לאלגוריתם חמדני לפתרון בעיית התרמיל (knapsack), כאשר ה"ערך" של כל </text:span><text:span text:style-name="T7">פריט </text:span><text:span text:style-name="T6">הוא מספר האנשים התומכים בו, </text:span><text:span text:style-name="T7">וה"משקל" של כל פריט הוא העלות שלו</text:span><text:span text:style-name="T6">. <text:s text:c="2"/></text:span><text:span text:style-name="T8">כבר למדנו שהאלגוריתם החמדני הוא לא אופטימלי, אבל </text:span><text:span text:style-name="T16">לא זו </text:span><text:span text:style-name="T8">הבעיה העיקרית. גם אם נצליח למלא את ה"תרמיל" בפריטים עם ערך כולל גדול ביותר, ייתכן שהתקציב יהיה מאד לא הוגן.</text:span></text:p>
      <text:p text:style-name="P30"><text:span text:style-name="T5">לשם המחשה, נניח שבעיר מסויימת יש שתי שכונות, בשכונה אחת <text:s/>51% מהבוחרים ובשכונה שניה 49% מהבוחרים. הפריטים להצבעה הם בתי-ספר. </text:span><text:span text:style-name="T21">הסכום הקצוב מאפשר לבנות </text:span><text:span text:style-name="T5">10 בתי-ספר בסך-הכל. ברשימה לבחירה, יש 10 בתי"ס בשכונה א ו-10 בתי"ס בשכונה ב. כיוון שרוב הבוחרים נמצאים בשכונה א, אלגוריתם התרמיל יבחר לבנות 10 בתי"ס בשכונה א ו-0 בתים בשכונה ב: 51% מהאזרחים שולטים ב-100% מהתקציב!</text:span></text:p>
      <text:p text:style-name="P33">תקצוב השתתפותי נמצא עכשיו בשלבים התחלתיים, כך שעדיין יש הזדמנות לתקן את התהליכים ולחשוב על תהליכים טובים יותר – וזה מה שננסה לעשות בשיעור הזה.</text:p>
      <text:p text:style-name="Heading_20_2">פרופורציונליות חזקה</text:p>
      <text:p text:style-name="P31"><text:span text:style-name="T5">אנחנו רוצים שהתקציב יהיה הוגן, ולשם כך צריך קודם-כל להגדיר מה זה "הוגן". </text:span><text:span text:style-name="T9">בשיעור על חלוקת עוגה למדנו על תנאי שנקרא "חלוקה פרופורציונלית", אבל שם החלוקה היתה אישית – </text:span><text:span text:style-name="T10">כל אחד קיבל פרוסה </text:span><text:soft-page-break/><text:span text:style-name="T10">שהוא ורק הוא נהנה ממנה. לכן ההגינות נקבעה לפי הערך שכל אחד ייחס לפרוסה האישית שהוא קיבל. במקרה שלנו, </text:span><text:span text:style-name="T11">כשהעירי</text:span><text:span text:style-name="T12">י</text:span><text:span text:style-name="T11">ה בוחרת פריטים לביצוע, </text:span><text:span text:style-name="T17">יש הרבה אזרחים הנהנים מאותם פריטים. </text:span><text:span text:style-name="T10">איך אפשר לתרגם את </text:span><text:span text:style-name="T17">תנאי הפרופורציונליות למצב זה?</text:span></text:p>
      <text:p text:style-name="P32"><text:span text:style-name="T17">ל</text:span><text:span text:style-name="T5">צורך ההגדרה, נסמן את </text:span><text:span text:style-name="T22">הסכום הקצוב</text:span><text:span text:style-name="T5"> באות L (בשקלים), ואת מספר האזרחים המצביעים באות n.</text:span></text:p>
      <text:p text:style-name="P23"><text:span text:style-name="T57">ה</text:span><text:span text:style-name="T41">גדרה</text:span>: תקציב נקרא <text:span text:style-name="T62">פרופורציונלי-חזק</text:span> אם -</text:p>
      <text:list xml:id="list940721913" text:style-name="L2">
        <text:list-item>
          <text:p text:style-name="P46"><text:span text:style-name="T34">לכל קבוצת מצביעים בגודל </text:span><text:span text:style-name="T37">k</text:span><text:span text:style-name="T34"> <text:s text:c="2"/>(מתוך </text:span><text:span text:style-name="T37">n</text:span><text:span text:style-name="T34">):</text:span></text:p>
          <text:list>
            <text:list-item>
              <text:p text:style-name="P46"><text:span text:style-name="T34">אם </text:span><text:span text:style-name="T37">כל </text:span><text:span text:style-name="T34">חברי הקבוצה מסכימים על פריטים שהעלות הכוללת שלהם לפחות </text:span><text:span text:style-name="T37">kL/n - </text:span></text:p>
              <text:list>
                <text:list-item>
                  <text:p text:style-name="P46"><text:span text:style-name="T34">אז הסכום המוקצב לפריטים, ש</text:span><text:span text:style-name="T37">לפחות אחד</text:span><text:span text:style-name="T34"> מחברי-הקבוצה רוצה, הוא לפחות <text:s/></text:span><text:span text:style-name="T37">kL/n</text:span><text:span text:style-name="T34">.</text:span></text:p>
                </text:list-item>
              </text:list>
            </text:list-item>
          </text:list>
        </text:list-item>
      </text:list>
      <text:p text:style-name="P7"><text:span text:style-name="T40">הרעיון</text:span><text:span text:style-name="T43"> הוא, ש</text:span>לכל אזרח יש "זכות" לקבוע לגבי יחידת-תקציב אחת (<text:span text:style-name="T44">L/n</text:span>). </text:p>
      <text:p text:style-name="P16">במקרה קיצוני, אם מישהו רוצה פריט שעולה רק L/n (נניח, הוא רק רוצה שיתקנו את פנס-הרחוב ליד הבית שלו), אז צריך לממן אותו. אבל בדרך-כלל אין פריטים כאלה – רוב הפריטים עולים יותר מ-L/n, וכדי לממן אותם דרושה הסכמה של יותר אזרחים; ככל שהפריט יקר יותר, כך דרושים אזרחים רבים יותר שיסכימו לממן אותו.</text:p>
      <text:p text:style-name="P16"/>
      <text:p text:style-name="P8"><text:span text:style-name="T61">ההגדרה נשמעת טוב, אבל הבעיה היא שתקציב </text:span>פרופורציונלי-חזק <text:span text:style-name="T61">לא תמיד קיים. לדוגמה, נניח שה</text:span>סכום <text:span text:style-name="T64">הקצוב </text:span><text:span text:style-name="T44">L</text:span>=4. שני פריטים, כל אחד עולה 2.5. <text:span text:style-name="T64">יש </text:span><text:span text:style-name="T44">n</text:span>=4 אזרחים: שניים רוצים <text:span text:style-name="T64">את </text:span>פריט א, <text:span text:style-name="T64">ו</text:span>שניים רוצים <text:span text:style-name="T64">את </text:span><text:s/>פריט ב. לקבוצה בגודל 2 יש זכות <text:span text:style-name="T64">לקבוע לגבי </text:span>תקציב של 2. <text:span text:style-name="T65"><text:s text:c="2"/></text:span>תקציב פרופורציונלי-חזק<text:span text:style-name="T65">, לפי הגדרתו, </text:span><text:s/>צריך לממן את שני הפריטים – אבל זה יעלה 5 ויש לנו רק 4!</text:p>
      <text:p text:style-name="Heading_20_2">פרופורציונליות <text:span text:style-name="T66">רגילה</text:span></text:p>
      <text:p text:style-name="P18">ההגדרה הקודמת חזקה מדי, ולכן נציע הגדרה אחרת.</text:p>
      <text:p text:style-name="P7"><text:span text:style-name="T58">ה</text:span><text:span text:style-name="T41">גדרה</text:span><text:span text:style-name="T40">: </text:span>תקציב נקרא <text:span text:style-name="T45">פרופורציונלי </text:span>אם -</text:p>
      <text:list xml:id="list109216766" text:style-name="L3">
        <text:list-item>
          <text:p text:style-name="P47"><text:span text:style-name="T34">לכל קבוצת מצביעים בגודל </text:span><text:span text:style-name="T37">k</text:span><text:span text:style-name="T34"> <text:s/>(מתוך </text:span><text:span text:style-name="T37">n</text:span><text:span text:style-name="T34">):</text:span></text:p>
          <text:list>
            <text:list-item>
              <text:p text:style-name="P47"><text:span text:style-name="T34">הסכום המוקצב לפריטים, שלפחות אחד מחברי-הקבוצה רוצה, הוא לפחות העלות הגדולה ביותר של קבוצת-פריטים שכל חברי הקבוצה מסכימים עליהם, ועולה לכל היותר </text:span><text:span text:style-name="T37">kL/n </text:span><text:span text:style-name="T34">.</text:span></text:p>
            </text:list-item>
          </text:list>
        </text:list-item>
      </text:list>
      <text:p text:style-name="P17"/>
      <text:p text:style-name="P14"><text:span text:style-name="T44">בדוגמה הקודמת, כל תקציב הוא פרופורציונלי, </text:span><text:span text:style-name="T47">כיוון שאין אף תת-קבוצה בגודל k המסכימה על קבוצת פריטים שעלותה לכל היותר k. <text:s text:c="2"/></text:span><text:span text:style-name="T49">בהמשך </text:span><text:span text:style-name="T48">נראה דוגמאות יותר מעניינות.</text:span></text:p>
      <text:p text:style-name="P20"/>
      <text:p text:style-name="P25"><text:span text:style-name="T60">מ</text:span><text:span text:style-name="T41">שפט</text:span>: תקציב פרופורציונלי תמיד קיים.</text:p>
      <text:p text:style-name="P25"><text:span text:style-name="T63">הוכחה</text:span><text:span text:style-name="T67">:</text:span> האלגוריתם הבא <text:span text:style-name="T68">מוצא אותו </text:span>(<text:span text:style-name="T68">פותח ע"י האריס </text:span>עזיז, <text:span text:style-name="T68">ברטון </text:span>לי,<text:span text:style-name="T68"> ונמרוד </text:span>טלמון <text:span text:style-name="T68">ב-</text:span>2018). <text:span text:style-name="T80">האלגוריתם מחזיק שני משתנים: משתנה אחד נקרא "תקציב" ומכיל את קבוצת הפריטים שהחלטנו לממן (מאותחל לקבוצה ריקה); משתנה שני נקרא "מקופחים" ומכיל את קבוצת האזרחים, שהפריטים שהם רוצים עדיין לא נכנסו לתקציב (מאותחל לקבוצת כל האזרחים).</text:span></text:p>
      <text:p text:style-name="P22"/>
      <text:p text:style-name="P9"><text:span text:style-name="T56">אתחול</text:span><text:span text:style-name="T40">:</text:span> </text:p>
      <text:p text:style-name="P9"><text:span text:style-name="T45">תקציב <text:s text:c="2"/></text:span>:= קבוצה ריקה;</text:p>
      <text:p text:style-name="P9"><text:span text:style-name="T46">מקופחים</text:span><text:span text:style-name="T45"> </text:span>:= כל האזרחים.</text:p>
      <text:p text:style-name="P15">נסמן באות m את מספר-הפריטים הכולל.</text:p>
      <text:p text:style-name="P6">סדר את 2<text:span text:style-name="T59">m</text:span> קבוצות הפריטים <text:span text:style-name="T45">בסדר יורד </text:span>של עלות.</text:p>
      <text:p text:style-name="P6">לכל קבוצת-פריטים <text:span text:style-name="T44">Y,</text:span> מהיקרה לזולה:</text:p>
      <text:list xml:id="list33503002" text:style-name="L4">
        <text:list-item>
          <text:p text:style-name="P48"><text:span text:style-name="T34">חשב את קבוצת-האזרחים </text:span><text:span text:style-name="T37">K </text:span><text:span text:style-name="T34">שרוצים את כל הפריטים ב-</text:span><text:span text:style-name="T37">Y. </text:span><text:span text:style-name="T34">נניח שבקבוצה יש </text:span><text:span text:style-name="T37">k אזרח</text:span><text:span text:style-name="T34">ים. </text:span></text:p>
        </text:list-item>
        <text:list-item>
          <text:p text:style-name="P48"><text:span text:style-name="T34">אם עלות הפריטים ב-</text:span><text:span text:style-name="T37">Y </text:span><text:span text:style-name="T34">היא לכל היותר </text:span><text:span text:style-name="T37">kL</text:span><text:span text:style-name="T34">/</text:span><text:span text:style-name="T37">n</text:span><text:span text:style-name="T34"> - </text:span></text:p>
          <text:list>
            <text:list-item>
              <text:p text:style-name="P50">הוסף את הפריטים ב-Y לתקציב.</text:p>
            </text:list-item>
            <text:list-item>
              <text:p text:style-name="P51"><text:span text:style-name="T34">הורד את האזרחים ב-</text:span><text:span text:style-name="T37">K </text:span><text:span text:style-name="T34">מקבוצת ה</text:span><text:span text:style-name="T36">מקופחים</text:span><text:span text:style-name="T34">.</text:span></text:p>
            </text:list-item>
          </text:list>
        </text:list-item>
      </text:list>
      <text:p text:style-name="P35"><text:soft-page-break/></text:p>
      <text:p text:style-name="P34"><text:span text:style-name="T23">ה</text:span><text:span text:style-name="T5">אלגוריתם ממומש בקובץ <text:s text:c="2"/>code/proportional_budgeting.py</text:span><text:span text:style-name="T24"> <text:s text:c="2"/></text:span><text:span text:style-name="T5">ואפשר לראות כמה דוגמאות הרצה.</text:span></text:p>
      <text:p text:style-name="P27"/>
      <text:p text:style-name="P6"><text:span text:style-name="T42">טענה </text:span><text:span text:style-name="T41">1</text:span>:<text:span text:style-name="T40"> </text:span>אלגוריתם עזיז-לי-טלמון אף פעם לא חורג מגבולות התקציב.</text:p>
      <text:p text:style-name="P6"/>
      <text:p text:style-name="P13"><text:span text:style-name="T45">הוכחה</text:span>: בכל פעם שקבוצה של <text:span text:style-name="T44">k</text:span> אזרחים יוצאת מקבוצת ה<text:span text:style-name="T79">מקופחים</text:span>, האלגוריתם מתקצב פריטים שעלותם הכוללת היא לכל היותר <text:span text:style-name="T44">k</text:span>*<text:span text:style-name="T44">L</text:span>/<text:span text:style-name="T44">n</text:span>.</text:p>
      <text:p text:style-name="P13">לכן, לאחר שכל <text:span text:style-name="T44">n</text:span> האזרחים יצאו מקבוצת ה<text:span text:style-name="T79">מקופחים</text:span>, האלגוריתם מתקצב פריטים שעלותם הכוללת היא לכל היותר <text:span text:style-name="T44">n</text:span>*<text:span text:style-name="T44">L</text:span>/<text:span text:style-name="T44">n</text:span> = <text:span text:style-name="T44">L</text:span>.</text:p>
      <text:p text:style-name="P24"><text:span text:style-name="T25">טענה </text:span><text:span text:style-name="T41">2</text:span>:<text:span text:style-name="T40"> </text:span>אלגוריתם עזיז-לי-טלמון תמיד מחזיר תקציב פרופורציונלי [חלש].</text:p>
      <text:p text:style-name="P10"><text:span text:style-name="T45">הוכחה</text:span>: נתונה קבוצת-אזרחים <text:span text:style-name="T44">K</text:span> בגודל <text:span text:style-name="T44">k</text:span>, המסכימים על קבוצת-פריטים <text:span text:style-name="T44">X, </text:span><text:span text:style-name="T51">שהעלות שלה מקיימת:</text:span></text:p>
      <text:p text:style-name="P10"><text:span text:style-name="T44">c</text:span>(<text:span text:style-name="T44">X</text:span>) ≤ <text:span text:style-name="T44">kL</text:span>/<text:span text:style-name="T44">n.</text:span></text:p>
      <text:p text:style-name="P10">נוכיח שסך כל המימון המיועד לפריטים שחברי <text:span text:style-name="T44">K</text:span> רוצים, הוא לפחות <text:span text:style-name="T44">c</text:span>(<text:span text:style-name="T44">X</text:span>).</text:p>
      <text:p text:style-name="P11"><text:span text:style-name="T52">נחלק את הקבוצה </text:span><text:span text:style-name="T44">X</text:span> לשתי תת-קבוצות:</text:p>
      <text:list xml:id="list3446968729" text:style-name="L5">
        <text:list-item>
          <text:p text:style-name="P49"><text:span text:style-name="T37">‏Y </text:span><text:span text:style-name="T34">– </text:span><text:span text:style-name="T35">הפריטים </text:span><text:span text:style-name="T34">המתוקצבים </text:span><text:span text:style-name="T35">מתוך X,</text:span></text:p>
        </text:list-item>
        <text:list-item>
          <text:p text:style-name="P49"><text:span text:style-name="T37">Z <text:s/>– </text:span><text:span text:style-name="T38">הפריטים הלא-מתוקצבים מתוך X.</text:span></text:p>
        </text:list-item>
      </text:list>
      <text:p text:style-name="P6"><text:span text:style-name="T44">איפה נמצאים חברי הקבוצה K, כשהאלגוריתם מגיע ל</text:span><text:span text:style-name="T53">קבוצה </text:span><text:span text:style-name="T44">Z?</text:span></text:p>
      <text:p text:style-name="P6">אם כל חברי <text:span text:style-name="T44">K </text:span><text:span text:style-name="T55">מקופחים</text:span> – האלגוריתם יתקצב את <text:span text:style-name="T44">Z;</text:span> סתירה.</text:p>
      <text:p text:style-name="P12">אם אחד מהם כבר לא <text:span text:style-name="T79">מקופח</text:span> – כשהוא יצא, נבחרה לתיקצוב קבוצת-פריטים שעלותם הכוללת <text:span text:style-name="T77">גדולה יותר (כי הקבוצות מסודרות בסדר יורד), כלומר נבחרה קבוצה שעלותה </text:span><text:span text:style-name="T44">לפחות</text:span> <text:span text:style-name="T44">c</text:span>(<text:span text:style-name="T44">Z</text:span>). </text:p>
      <text:p text:style-name="P12">לכן, המימון הכולל לפריטים ש<text:span text:style-name="T78">לפחות אחד מ</text:span>חברי <text:span text:style-name="T78">הקבוצה </text:span><text:span text:style-name="T44">K </text:span><text:span text:style-name="T54">רוצה </text:span>הוא לפחות: <text:s/></text:p>
      <text:p text:style-name="P21">c(Z) + c(Y) = c(X)</text:p>
      <text:p text:style-name="P19">***</text:p>
      <text:p text:style-name="P26"/>
      <text:p text:style-name="P28"><text:span text:style-name="T69">קל לראות, ש</text:span><text:span text:style-name="T70">ס</text:span><text:span text:style-name="T71">יבוכיות </text:span><text:span text:style-name="T72">זמן הריצה של האלגוריתם היא</text:span><text:span text:style-name="T71"> <text:s/></text:span><text:span text:style-name="T73">n*2</text:span><text:span text:style-name="T75">m</text:span><text:span text:style-name="T73">. <text:s text:c="2"/></text:span><text:span text:style-name="T74">זה </text:span><text:span text:style-name="T73">סביר כשמספר הפריטים קטן, </text:span><text:span text:style-name="T74">אבל לא סביר כשמספר הפריטים גדול. האם ישנו אלגוריתם יעיל יותר? --כנראה לא: עזיז, לי וטלמון הוכיחו שהבעיה היא </text:span><text:span text:style-name="T44">NP-קשה. </text:span><text:span text:style-name="T50">מה עושים במקרה זה? – מחפשים אלגוריתמי-קירוב טובים; הנושא עדיין בשלבי מחקר.</text:span></text:p>
      <text:p text:style-name="P5"/>
      <text:p text:style-name="P4">מקורות</text:p>
      <text:list xml:id="list3442739476" text:style-name="L6">
        <text:list-item>
          <text:p text:style-name="P52"><text:bookmark text:name="fEVfI1MBELYJ"/><text:a xlink:type="simple" xlink:href="https://dl.acm.org/citation.cfm?id=3237394" text:style-name="Internet_20_link" text:visited-style-name="Visited_20_Internet_20_Link"><text:span text:style-name="Citation">Proportionally representative participatory budgeting: Axioms and algorithms‏</text:span></text:a><text:span text:style-name="Citation"><text:span text:style-name="T33">, </text:span></text:span><text:span text:style-name="T76">H Aziz, BE Lee, N Talmon</text:span></text:p>
        </text:list-item>
        <text:list-item>
          <text:p text:style-name="P41"><text:span text:style-name="Citation"><text:span text:style-name="T31">מצגות של נמרוד טלמון</text:span></text:span></text:p>
        </text:list-item>
        <text:list-item>
          <text:p text:style-name="P42"><text:span text:style-name="Citation"><text:span text:style-name="T32">ויקיפדיה Participatory Budgeting Algorithm</text:span></text:span></text:p>
        </text:list-item>
      </text:list>
      <text:p text:style-name="P36"/>
      <text:p text:style-name="P3">סיכם: אראל סגל-הלוי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Noto Sans" svg:font-family="'Noto Sans'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Noto Sans1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WenQuanYi Micro Hei" svg:font-family="'WenQuanYi Micro Hei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" style:family="paragraph" style:parent-style-name="Standard" style:class="extra"/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3" style:display-name="Default_3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4" style:display-name="Default_4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5f_1_5f_1" style:display-name="Default_1_1" style:family="paragraph" style:default-outline-level="">
      <style:paragraph-properties fo:margin-left="0in" fo:margin-right="0in" fo:margin-top="0in" fo:margin-bottom="0in" loext:contextual-spacing="false" fo:line-height="92%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outline="false" style:text-line-through-style="none" style:text-line-through-type="none" style:font-name="WenQuanYi Micro Hei" fo:font-family="'WenQuanYi Micro Hei'" style:font-family-generic="roman" style:font-pitch="variable" fo:font-size="1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Gliederung_20_1" style:display-name="tx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Gliederung_20_2" style:display-name="tx~LT~Gliederung 2" style:family="paragraph" style:parent-style-name="tx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3" style:display-name="tx~LT~Gliederung 3" style:family="paragraph" style:parent-style-name="tx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4" style:display-name="tx~LT~Gliederung 4" style:family="paragraph" style:parent-style-name="tx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text-emphasize="none"/>
    </style:style>
    <style:style style:name="tx_7e_LT_7e_Gliederung_20_5" style:display-name="tx~LT~Gliederung 5" style:family="paragraph" style:parent-style-name="tx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6" style:display-name="tx~LT~Gliederung 6" style:family="paragraph" style:parent-style-name="tx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7" style:display-name="tx~LT~Gliederung 7" style:family="paragraph" style:parent-style-name="tx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8" style:display-name="tx~LT~Gliederung 8" style:family="paragraph" style:parent-style-name="tx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Gliederung_20_9" style:display-name="tx~LT~Gliederung 9" style:family="paragraph" style:parent-style-name="tx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x_7e_LT_7e_Titel" style:display-name="tx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Untertitel" style:display-name="tx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Notizen" style:display-name="tx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x_7e_LT_7e_Hintergrundobjekte" style:display-name="tx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x_7e_LT_7e_Hintergrund" style:display-name="tx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A4" style:family="paragraph" style:parent-style-name="Text" style:default-outline-level="">
      <style:text-properties style:font-name="Noto Sans" fo:font-family="'Noto Sans'" style:font-style-name="Regular" style:font-pitch="fixed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style-name="Regular" style:font-pitch="fixed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style-name="Regular" style:font-pitch="fixed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style-name="Regular" style:font-pitch="fixed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Regular" style:font-pitch="fixed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style-name="Regular" style:font-pitch="fixed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style-name="Regular" style:font-pitch="fixed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style-name="Regular" style:font-pitch="fixed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default-outline-level="">
      <style:text-properties style:font-name="Noto Sans1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1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1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1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1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text-properties style:font-name="Noto Sans1" fo:font-family="'Noto Sans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1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1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1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1" fo:font-family="'Noto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ext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Default" style:default-outline-level="">
      <style:paragraph-properties fo:margin-top="0in" fo:margin-bottom="0in" loext:contextual-spacing="false" style:line-height-at-least="0.139in" fo:text-align="start" style:justify-single-word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.2362in" style:auto-text-indent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in" fo:margin-bottom="0in" loext:contextual-spacing="false" style:line-height-at-least="0.139in" fo:text-align="center" style:justify-single-word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Default" style:default-outline-level="">
      <style:paragraph-properties fo:margin-top="0.1654in" fo:margin-bottom="0.0827in" loext:contextual-spacing="false" style:line-height-at-least="0.139in"/>
      <style:text-properties style:use-window-font-color="true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5f_6" style:display-name="Default_6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Gliederung_20_1" style:display-name="Default 1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20_1_7e_LT_7e_Hintergrund" style:display-name="Default 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3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2.4.2$Linux_X86_64 LibreOffice_project/20$Build-2</meta:generator>
    <dc:date>2020-01-05T12:04:18.752557991</dc:date>
    <meta:editing-duration>P15DT15M51S</meta:editing-duration>
    <meta:editing-cycles>1674</meta:editing-cycles>
    <dc:creator>Erel Segal-Halevi</dc:creator>
    <meta:document-statistic meta:table-count="0" meta:image-count="0" meta:object-count="0" meta:page-count="3" meta:paragraph-count="65" meta:word-count="1133" meta:character-count="6537" meta:non-whitespace-character-count="5439"/>
  </office:meta>
</office:document-meta>
</file>